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6"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7"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19"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1"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2"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3"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31914" style:font-weight-asian="bold"/>
    </style:style>
    <style:style style:name="T4" style:family="text">
      <style:text-properties fo:font-style="italic" style:font-style-asian="italic"/>
    </style:style>
    <style:style style:name="T5" style:family="text">
      <style:text-properties officeooo:rsid="00195003"/>
    </style:style>
    <style:style style:name="T6" style:family="text">
      <style:text-properties officeooo:rsid="00231914"/>
    </style:style>
    <style:style style:name="T7" style:family="text">
      <style:text-properties officeooo:rsid="002574d9"/>
    </style:style>
    <style:style style:name="T8" style:family="text">
      <style:text-properties officeooo:rsid="00291872"/>
    </style:style>
    <style:style style:name="T9" style:family="text">
      <style:text-properties officeooo:rsid="0029e807"/>
    </style:style>
    <style:style style:name="T10" style:family="text">
      <style:text-properties officeooo:rsid="002ccdaa"/>
    </style:style>
    <style:style style:name="T11" style:family="text">
      <style:text-properties officeooo:rsid="002dd78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Standard Form Certificate</text:p>
        <text:p text:style-name="P13">Apart from the purpose, governing law, and any forum for disputes that I have filled in below, I certify that the following proposed terms are exactly the same as <text:span text:style-name="T1">The Waypoint NDA 2.0.0</text:span><text:span text:style-name="T2">‑</text:span><text:span text:style-name="T1">pre.4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4"><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5"><text:span text:style-name="T1">Forum for Disputes</text:span>:<text:tab/>________________________________________<text:line-break/>________________________________________<text:line-break/>[Optional. Name the city, district, or country where any disputes about <text:span text:style-name="T6">the</text:span> agreement will happen.]</text:p>
      </text:section>
      <text:section text:style-name="Sect1" text:name="Section1">
        <text:p text:style-name="P22"><text:span text:style-name="T1">The Waypoint </text:span><text:span text:style-name="T3">Nondisclosure Agreement </text:span><text:span text:style-name="T1">2.0.0‑pre.4</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4">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4">Section 4(b)</text:span> (Permitted Disclosure) <text:span text:style-name="T10">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4">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4">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7">(ii)<text:tab/></text:span>If Receiving Party is a legal entity, Receiving Party shall also ensure that its Personnel abide by the confidentiality obligations of Receiving Party under this agreement.</text:p>
        <text:p text:style-name="P8"><text:soft-page-break/>(i<text:span text:style-name="T7">i</text:span>i)<text:tab/>If Receiving Party is a legal entity, Receiving Party shall provide Disclosing Party copies of confidentiality agreements with Personnel who receive Confidential Information on Disclosing Party request.</text:p>
        <text:p text:style-name="P8"><text:span text:style-name="T7">(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6">(e)<text:tab/><text:span text:style-name="T1">Freedom to Operate</text:span>. No terms of this agreement prohibit either party from:</text:p>
        <text:p text:style-name="P7">(i)<text:tab/>competing with the other party;</text:p>
        <text:p text:style-name="P7">(ii)<text:tab/>entering into any business relationship with any non-party; or</text:p>
        <text:p text:style-name="P7">(iii)<text:tab/>assigning and reassigning Personnel and Advisers in its sole discretion.</text:p>
        <text:p text:style-name="P5">6.<text:tab/><text:span text:style-name="T1">18 U.S.C. 1833(b)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text:soft-page-break/>(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7.<text:tab/><text:span text:style-name="T1">Term</text:span>.</text:p>
        <text:p text:style-name="P6">(a)<text:tab/><text:span text:style-name="T1">Expiration</text:span>. This agreement will terminate automatically on the first anniversary of the date of this agreement.</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4">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1">voluntarily or by operation of law,</text:span> without the prior, signed, written consent of the other party. Any attempt to assign or delegate without consent will have no legal effect.</text:p>
        <text:p text:style-name="P6">(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text:span text:style-name="T8">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text:soft-page-break/>(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 follows.]</text:p>
      </text:section>
      <text:section text:style-name="Sect1" text:name="Section2">
        <text:p text:style-name="P4">The parties <text:span text:style-name="T10">agree to</text:span> this nondisclosure agreement on the dates by their signatures.</text:p>
        <text:p text:style-name="P20">First Party</text:p>
        <text:p text:style-name="P18">Legal Name:<text:tab/>________________________________________<text:line-break/>[Write the legal name of the party proposing the <text:span text:style-name="T9">agreement</text:span>, like “Super Software, Inc.” or “John A. Smith”.<text:span text:style-name="T5">]</text:span></text:p>
        <text:p text:style-name="P16">Legal Type:<text:tab/>________________________________________<text:line-break/>[Write the company’s jurisdiction and legal form, like “Delaware corporation” or “New York resident” for an individual.]</text:p>
        <text:p text:style-name="P18">Signature:<text:tab/>________________________________________</text:p>
        <text:p text:style-name="P16">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6">E-Mail:<text:tab/>________________________________________</text:p>
        <text:p text:style-name="P21">The parties <text:span text:style-name="T10">agree to</text:span> this nondisclosure agreement on the dates by their signatures.</text:p>
        <text:p text:style-name="P19">Second Party</text:p>
        <text:p text:style-name="P17">Legal Name:<text:tab/>_______________________________________<text:line-break/>[Write the legal name of the party receiving the <text:span text:style-name="T9">agreement proposal</text:span>, like “Quick Welding LLC” or “Jane B. Doe”.]</text:p>
        <text:p text:style-name="P16">Legal Type:<text:tab/>________________________________________<text:line-break/>[Write the company’s jurisdiction and legal form, like “Delaware corporation” or “Texas resident” for an individual.]</text:p>
        <text:p text:style-name="P18">Signature:<text:tab/>________________________________________</text:p>
        <text:p text:style-name="P18">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8">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7-22T15:54:05.471895641</dc:date>
    <dc:creator>Kyle Mitchell</dc:creator>
    <meta:editing-duration>PT13M14S</meta:editing-duration>
    <meta:editing-cycles>19</meta:editing-cycles>
    <meta:document-statistic meta:character-count="14427" meta:image-count="0" meta:non-whitespace-character-count="12551" meta:object-count="0" meta:page-count="9" meta:paragraph-count="106" meta:table-count="0" meta:word-count="1978"/>
  </office:meta>
</office:document-meta>
</file>